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12.198cm" svg:y="0.37cm">
            <draw:object draw:notify-on-update-of-ranges="Sheet1.A1:Sheet1.A1 Sheet1.A2:Sheet1.A12 Sheet1.B1:Sheet1.B1 Sheet1.B2:Sheet1.B12 Sheet1.A1:Sheet1.A1 Sheet1.A2:Sheet1.A12 Sheet1.C1:Sheet1.C1 Sheet1.C2:Sheet1.C12 Sheet1.A1:Sheet1.A1 Sheet1.A2:Sheet1.A12 Sheet1.D1:Sheet1.D1 Sheet1.D2:Sheet1.D12 Sheet1.A1:Sheet1.A1 Sheet1.A2:Sheet1.A12 Sheet1.E1:Sheet1.E1 Sheet1.E2:Sheet1.E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2.216cm" svg:y="10.968cm">
            <draw:object draw:notify-on-update-of-ranges="Sheet1.A27:Sheet1.A27 Sheet1.A28:Sheet1.A38 Sheet1.B27:Sheet1.B27 Sheet1.B28:Sheet1.B38 Sheet1.A27:Sheet1.A27 Sheet1.A28:Sheet1.A38 Sheet1.C27:Sheet1.C27 Sheet1.C28:Sheet1.C38 Sheet1.A27:Sheet1.A27 Sheet1.A28:Sheet1.A38 Sheet1.D27:Sheet1.D27 Sheet1.D28:Sheet1.D38 Sheet1.A27:Sheet1.A27 Sheet1.A28:Sheet1.A38 Sheet1.E27:Sheet1.E27 Sheet1.E28:Sheet1.E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ext4</text:p>
          </table:table-cell>
          <table:table-cell office:value-type="string" calcext:value-type="string">
            <text:p>btrfs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ext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5" calcext:value-type="float">
            <text:p>0.085</text:p>
          </table:table-cell>
          <table:table-cell office:value-type="float" office:value="0.154" calcext:value-type="float">
            <text:p>0.15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146" calcext:value-type="float">
            <text:p>0.146</text:p>
          </table:table-cell>
          <table:table-cell office:value-type="float" office:value="0.161" calcext:value-type="float">
            <text:p>0.161</text:p>
          </table:table-cell>
          <table:table-cell office:value-type="float" office:value="0.212" calcext:value-type="float">
            <text:p>0.212</text:p>
          </table:table-cell>
          <table:table-cell office:value-type="float" office:value="0.574" calcext:value-type="float">
            <text:p>0.57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203" calcext:value-type="float">
            <text:p>0.203</text:p>
          </table:table-cell>
          <table:table-cell office:value-type="float" office:value="0.258" calcext:value-type="float">
            <text:p>0.258</text:p>
          </table:table-cell>
          <table:table-cell office:value-type="float" office:value="0.214" calcext:value-type="float">
            <text:p>0.214</text:p>
          </table:table-cell>
          <table:table-cell office:value-type="float" office:value="1.505" calcext:value-type="float">
            <text:p>1.50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277" calcext:value-type="float">
            <text:p>0.277</text:p>
          </table:table-cell>
          <table:table-cell office:value-type="float" office:value="0.331" calcext:value-type="float">
            <text:p>0.331</text:p>
          </table:table-cell>
          <table:table-cell office:value-type="float" office:value="0.595" calcext:value-type="float">
            <text:p>0.595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358" calcext:value-type="float">
            <text:p>0.358</text:p>
          </table:table-cell>
          <table:table-cell office:value-type="float" office:value="0.402" calcext:value-type="float">
            <text:p>0.402</text:p>
          </table:table-cell>
          <table:table-cell office:value-type="float" office:value="0.369" calcext:value-type="float">
            <text:p>0.369</text:p>
          </table:table-cell>
          <table:table-cell office:value-type="float" office:value="6.818" calcext:value-type="float">
            <text:p>6.818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453" calcext:value-type="float">
            <text:p>0.453</text:p>
          </table:table-cell>
          <table:table-cell office:value-type="float" office:value="0.49" calcext:value-type="float">
            <text:p>0.49</text:p>
          </table:table-cell>
          <table:table-cell office:value-type="float" office:value="0.437" calcext:value-type="float">
            <text:p>0.437</text:p>
          </table:table-cell>
          <table:table-cell office:value-type="float" office:value="12.252" calcext:value-type="float">
            <text:p>12.25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569" calcext:value-type="float">
            <text:p>0.569</text:p>
          </table:table-cell>
          <table:table-cell office:value-type="float" office:value="0.593" calcext:value-type="float">
            <text:p>0.593</text:p>
          </table:table-cell>
          <table:table-cell office:value-type="float" office:value="0.541" calcext:value-type="float">
            <text:p>0.541</text:p>
          </table:table-cell>
          <table:table-cell office:value-type="float" office:value="22.674" calcext:value-type="float">
            <text:p>22.674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0.624" calcext:value-type="float">
            <text:p>0.624</text:p>
          </table:table-cell>
          <table:table-cell office:value-type="float" office:value="0.713" calcext:value-type="float">
            <text:p>0.713</text:p>
          </table:table-cell>
          <table:table-cell office:value-type="float" office:value="1.619" calcext:value-type="float">
            <text:p>1.619</text:p>
          </table:table-cell>
          <table:table-cell office:value-type="float" office:value="34.532" calcext:value-type="float">
            <text:p>34.532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.768" calcext:value-type="float">
            <text:p>0.768</text:p>
          </table:table-cell>
          <table:table-cell office:value-type="float" office:value="0.871" calcext:value-type="float">
            <text:p>0.871</text:p>
          </table:table-cell>
          <table:table-cell office:value-type="float" office:value="1.786" calcext:value-type="float">
            <text:p>1.786</text:p>
          </table:table-cell>
          <table:table-cell office:value-type="float" office:value="40.379" calcext:value-type="float">
            <text:p>40.37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871" calcext:value-type="float">
            <text:p>0.871</text:p>
          </table:table-cell>
          <table:table-cell office:value-type="float" office:value="0.921" calcext:value-type="float">
            <text:p>0.921</text:p>
          </table:table-cell>
          <table:table-cell office:value-type="float" office:value="1.714" calcext:value-type="float">
            <text:p>1.714</text:p>
          </table:table-cell>
          <table:table-cell office:value-type="float" office:value="27.652" calcext:value-type="float">
            <text:p>27.652</text:p>
          </table:table-cell>
        </table:table-row>
        <table:table-row table:style-name="ro1" table:number-rows-repeated="14">
          <table:table-cell table:number-columns-repeated="5"/>
        </table:table-row>
        <table:table-row table:style-name="ro1">
          <table:table-cell/>
          <table:table-cell office:value-type="string" calcext:value-type="string">
            <text:p>ext4</text:p>
          </table:table-cell>
          <table:table-cell office:value-type="string" calcext:value-type="string">
            <text:p>btrfs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ext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4" calcext:value-type="float">
            <text:p>0.044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3" calcext:value-type="float">
            <text:p>0.073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78" calcext:value-type="float">
            <text:p>0.078</text:p>
          </table:table-cell>
          <table:table-cell office:value-type="float" office:value="0.157" calcext:value-type="float">
            <text:p>0.157</text:p>
          </table:table-cell>
          <table:table-cell office:value-type="float" office:value="0.191" calcext:value-type="float">
            <text:p>0.191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112" calcext:value-type="float">
            <text:p>0.112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8" calcext:value-type="float">
            <text:p>0.188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157" calcext:value-type="float">
            <text:p>0.157</text:p>
          </table:table-cell>
          <table:table-cell office:value-type="float" office:value="0.257" calcext:value-type="float">
            <text:p>0.257</text:p>
          </table:table-cell>
          <table:table-cell office:value-type="float" office:value="0.202" calcext:value-type="float">
            <text:p>0.202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156" calcext:value-type="float">
            <text:p>0.156</text:p>
          </table:table-cell>
          <table:table-cell office:value-type="float" office:value="0.291" calcext:value-type="float">
            <text:p>0.291</text:p>
          </table:table-cell>
          <table:table-cell office:value-type="float" office:value="0.259" calcext:value-type="float">
            <text:p>0.259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209" calcext:value-type="float">
            <text:p>0.209</text:p>
          </table:table-cell>
          <table:table-cell office:value-type="float" office:value="0.339" calcext:value-type="float">
            <text:p>0.339</text:p>
          </table:table-cell>
          <table:table-cell office:value-type="float" office:value="0.278" calcext:value-type="float">
            <text:p>0.278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221" calcext:value-type="float">
            <text:p>0.221</text:p>
          </table:table-cell>
          <table:table-cell office:value-type="float" office:value="0.384" calcext:value-type="float">
            <text:p>0.384</text:p>
          </table:table-cell>
          <table:table-cell office:value-type="float" office:value="0.343" calcext:value-type="float">
            <text:p>0.343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0.23" calcext:value-type="float">
            <text:p>0.23</text:p>
          </table:table-cell>
          <table:table-cell office:value-type="float" office:value="0.443" calcext:value-type="float">
            <text:p>0.443</text:p>
          </table:table-cell>
          <table:table-cell office:value-type="float" office:value="0.949" calcext:value-type="float">
            <text:p>0.949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.274" calcext:value-type="float">
            <text:p>0.274</text:p>
          </table:table-cell>
          <table:table-cell office:value-type="float" office:value="0.51" calcext:value-type="float">
            <text:p>0.51</text:p>
          </table:table-cell>
          <table:table-cell office:value-type="float" office:value="0.975" calcext:value-type="float">
            <text:p>0.975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275" calcext:value-type="float">
            <text:p>0.275</text:p>
          </table:table-cell>
          <table:table-cell office:value-type="float" office:value="0.529" calcext:value-type="float">
            <text:p>0.529</text:p>
          </table:table-cell>
          <table:table-cell office:value-type="float" office:value="1.115" calcext:value-type="float">
            <text:p>1.115</text:p>
          </table:table-cell>
          <table:table-cell office:value-type="float" office:value="0.069" calcext:value-type="float">
            <text:p>0.0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/00/0000</text:date>, <text:time style:data-style-name="N2" text:time-value="15:31:11.5883053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4T15:17:32.205727183</meta:creation-date>
    <dc:date>2020-06-24T16:24:40.622935136</dc:date>
    <meta:editing-duration>PT11M27S</meta:editing-duration>
    <meta:editing-cycles>2</meta:editing-cycles>
    <meta:generator>LibreOffice/6.4.3.2$Linux_X86_64 LibreOffice_project/40$Build-2</meta:generator>
    <meta:document-statistic meta:table-count="1" meta:cell-count="11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1.5cm" svg:y="0.316cm" chart:style-name="ch2">
          <text:p>[random creation] time to create and delete n files (less is better)</text:p>
        </chart:title>
        <chart:legend chart:legend-position="end" svg:x="13.966cm" svg:y="3.456cm" style:legend-expansion="high" chart:style-name="ch3"/>
        <chart:plot-area chart:style-name="ch4" table:cell-range-address="Sheet1.A1:Sheet1.E12" chart:data-source-has-labels="row" svg:x="0.319cm" svg:y="1.275cm" svg:width="13.328cm" svg:height="7.55cm">
          <chartooo:coordinate-region svg:x="0.94cm" svg:y="1.474cm" svg:width="12.243cm" svg:height="6.7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2" chart:label-cell-address="Sheet1.B1:Sheet1.B1" chart:class="chart:scatter">
            <chart:domain table:cell-range-address="Sheet1.A2:Sheet1.A12"/>
            <chart:data-point chart:repeated="11"/>
          </chart:series>
          <chart:series chart:style-name="ch8" chart:values-cell-range-address="Sheet1.C2:Sheet1.C12" chart:label-cell-address="Sheet1.C1:Sheet1.C1" chart:class="chart:scatter">
            <chart:data-point chart:repeated="11"/>
          </chart:series>
          <chart:series chart:style-name="ch9" chart:values-cell-range-address="Sheet1.D2:Sheet1.D12" chart:label-cell-address="Sheet1.D1:Sheet1.D1" chart:class="chart:scatter">
            <chart:data-point chart:repeated="11"/>
          </chart:series>
          <chart:series chart:style-name="ch10" chart:values-cell-range-address="Sheet1.E2:Sheet1.E12" chart:label-cell-address="Sheet1.E1:Sheet1.E1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xt4</text:p>
                <draw:g>
                  <svg:desc>Sheet1.B1:Sheet1.B1</svg:desc>
                </draw:g>
              </table:table-cell>
              <table:table-cell office:value-type="string">
                <text:p>btrfs</text:p>
                <draw:g>
                  <svg:desc>Sheet1.C1:Sheet1.C1</svg:desc>
                </draw:g>
              </table:table-cell>
              <table:table-cell office:value-type="string">
                <text:p>xfs</text:p>
                <draw:g>
                  <svg:desc>Sheet1.D1:Sheet1.D1</svg:desc>
                </draw:g>
              </table:table-cell>
              <table:table-cell office:value-type="string">
                <text:p>ext2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2:Sheet1.A12</svg:desc>
                </draw:g>
              </table:table-cell>
              <table:table-cell office:value-type="float" office:value="0.031">
                <text:p>0.031</text:p>
                <draw:g>
                  <svg:desc>Sheet1.B2:Sheet1.B12</svg:desc>
                </draw:g>
              </table:table-cell>
              <table:table-cell office:value-type="float" office:value="0.039">
                <text:p>0.039</text:p>
                <draw:g>
                  <svg:desc>Sheet1.C2:Sheet1.C12</svg:desc>
                </draw:g>
              </table:table-cell>
              <table:table-cell office:value-type="float" office:value="0.026">
                <text:p>0.026</text:p>
                <draw:g>
                  <svg:desc>Sheet1.D2:Sheet1.D12</svg:desc>
                </draw:g>
              </table:table-cell>
              <table:table-cell office:value-type="float" office:value="0.018">
                <text:p>0.018</text:p>
                <draw:g>
                  <svg:desc>Sheet1.E2:Sheet1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">
                <text:p>3000</text:p>
              </table:table-cell>
              <table:table-cell office:value-type="float" office:value="0.085">
                <text:p>0.085</text:p>
              </table:table-cell>
              <table:table-cell office:value-type="float" office:value="0.094">
                <text:p>0.094</text:p>
              </table:table-cell>
              <table:table-cell office:value-type="float" office:value="0.085">
                <text:p>0.085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0.146">
                <text:p>0.146</text:p>
              </table:table-cell>
              <table:table-cell office:value-type="float" office:value="0.161">
                <text:p>0.161</text:p>
              </table:table-cell>
              <table:table-cell office:value-type="float" office:value="0.212">
                <text:p>0.212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0">
                <text:p>7000</text:p>
              </table:table-cell>
              <table:table-cell office:value-type="float" office:value="0.203">
                <text:p>0.203</text:p>
              </table:table-cell>
              <table:table-cell office:value-type="float" office:value="0.258">
                <text:p>0.258</text:p>
              </table:table-cell>
              <table:table-cell office:value-type="float" office:value="0.214">
                <text:p>0.214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00">
                <text:p>9000</text:p>
              </table:table-cell>
              <table:table-cell office:value-type="float" office:value="0.277">
                <text:p>0.277</text:p>
              </table:table-cell>
              <table:table-cell office:value-type="float" office:value="0.331">
                <text:p>0.331</text:p>
              </table:table-cell>
              <table:table-cell office:value-type="float" office:value="0.595">
                <text:p>0.595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00">
                <text:p>11000</text:p>
              </table:table-cell>
              <table:table-cell office:value-type="float" office:value="0.358">
                <text:p>0.358</text:p>
              </table:table-cell>
              <table:table-cell office:value-type="float" office:value="0.402">
                <text:p>0.402</text:p>
              </table:table-cell>
              <table:table-cell office:value-type="float" office:value="0.369">
                <text:p>0.369</text:p>
              </table:table-cell>
              <table:table-cell office:value-type="float" office:value="6.818">
                <text:p>6.8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00">
                <text:p>13000</text:p>
              </table:table-cell>
              <table:table-cell office:value-type="float" office:value="0.453">
                <text:p>0.453</text:p>
              </table:table-cell>
              <table:table-cell office:value-type="float" office:value="0.49">
                <text:p>0.49</text:p>
              </table:table-cell>
              <table:table-cell office:value-type="float" office:value="0.437">
                <text:p>0.437</text:p>
              </table:table-cell>
              <table:table-cell office:value-type="float" office:value="12.252">
                <text:p>12.2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0">
                <text:p>15000</text:p>
              </table:table-cell>
              <table:table-cell office:value-type="float" office:value="0.569">
                <text:p>0.569</text:p>
              </table:table-cell>
              <table:table-cell office:value-type="float" office:value="0.593">
                <text:p>0.593</text:p>
              </table:table-cell>
              <table:table-cell office:value-type="float" office:value="0.541">
                <text:p>0.541</text:p>
              </table:table-cell>
              <table:table-cell office:value-type="float" office:value="22.674">
                <text:p>22.6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000">
                <text:p>17000</text:p>
              </table:table-cell>
              <table:table-cell office:value-type="float" office:value="0.624">
                <text:p>0.624</text:p>
              </table:table-cell>
              <table:table-cell office:value-type="float" office:value="0.713">
                <text:p>0.713</text:p>
              </table:table-cell>
              <table:table-cell office:value-type="float" office:value="1.619">
                <text:p>1.619</text:p>
              </table:table-cell>
              <table:table-cell office:value-type="float" office:value="34.532">
                <text:p>34.5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00">
                <text:p>19000</text:p>
              </table:table-cell>
              <table:table-cell office:value-type="float" office:value="0.768">
                <text:p>0.768</text:p>
              </table:table-cell>
              <table:table-cell office:value-type="float" office:value="0.871">
                <text:p>0.871</text:p>
              </table:table-cell>
              <table:table-cell office:value-type="float" office:value="1.786">
                <text:p>1.786</text:p>
              </table:table-cell>
              <table:table-cell office:value-type="float" office:value="40.379">
                <text:p>40.3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0.871">
                <text:p>0.871</text:p>
              </table:table-cell>
              <table:table-cell office:value-type="float" office:value="0.921">
                <text:p>0.921</text:p>
              </table:table-cell>
              <table:table-cell office:value-type="float" office:value="1.714">
                <text:p>1.714</text:p>
              </table:table-cell>
              <table:table-cell office:value-type="float" office:value="27.652">
                <text:p>27.6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44cm" svg:y="0.316cm" chart:style-name="ch2">
          <text:p>[sequential creation] time to create and delete n files</text:p>
        </chart:title>
        <chart:legend chart:legend-position="end" svg:x="13.968cm" svg:y="3.454cm" style:legend-expansion="high" chart:style-name="ch3"/>
        <chart:plot-area chart:style-name="ch4" table:cell-range-address="Sheet1.A27:Sheet1.E38" chart:data-source-has-labels="row" svg:x="0.32cm" svg:y="1.275cm" svg:width="13.328cm" svg:height="7.545cm">
          <chartooo:coordinate-region svg:x="1.047cm" svg:y="1.475cm" svg:width="12.136cm" svg:height="6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28:Sheet1.B38" chart:label-cell-address="Sheet1.B27:Sheet1.B27" chart:class="chart:scatter">
            <chart:domain table:cell-range-address="Sheet1.A28:Sheet1.A38"/>
            <chart:data-point chart:repeated="11"/>
          </chart:series>
          <chart:series chart:style-name="ch8" chart:values-cell-range-address="Sheet1.C28:Sheet1.C38" chart:label-cell-address="Sheet1.C27:Sheet1.C27" chart:class="chart:scatter">
            <chart:data-point chart:repeated="11"/>
          </chart:series>
          <chart:series chart:style-name="ch9" chart:values-cell-range-address="Sheet1.D28:Sheet1.D38" chart:label-cell-address="Sheet1.D27:Sheet1.D27" chart:class="chart:scatter">
            <chart:data-point chart:repeated="11"/>
          </chart:series>
          <chart:series chart:style-name="ch10" chart:values-cell-range-address="Sheet1.E28:Sheet1.E38" chart:label-cell-address="Sheet1.E27:Sheet1.E27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xt4</text:p>
                <draw:g>
                  <svg:desc>Sheet1.B27:Sheet1.B27</svg:desc>
                </draw:g>
              </table:table-cell>
              <table:table-cell office:value-type="string">
                <text:p>btrfs</text:p>
                <draw:g>
                  <svg:desc>Sheet1.C27:Sheet1.C27</svg:desc>
                </draw:g>
              </table:table-cell>
              <table:table-cell office:value-type="string">
                <text:p>xfs</text:p>
                <draw:g>
                  <svg:desc>Sheet1.D27:Sheet1.D27</svg:desc>
                </draw:g>
              </table:table-cell>
              <table:table-cell office:value-type="string">
                <text:p>ext2</text:p>
                <draw:g>
                  <svg:desc>Sheet1.E27:Sheet1.E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28:Sheet1.A38</svg:desc>
                </draw:g>
              </table:table-cell>
              <table:table-cell office:value-type="float" office:value="0.035">
                <text:p>0.035</text:p>
                <draw:g>
                  <svg:desc>Sheet1.B28:Sheet1.B38</svg:desc>
                </draw:g>
              </table:table-cell>
              <table:table-cell office:value-type="float" office:value="0.031">
                <text:p>0.031</text:p>
                <draw:g>
                  <svg:desc>Sheet1.C28:Sheet1.C38</svg:desc>
                </draw:g>
              </table:table-cell>
              <table:table-cell office:value-type="float" office:value="0.044">
                <text:p>0.044</text:p>
                <draw:g>
                  <svg:desc>Sheet1.D28:Sheet1.D38</svg:desc>
                </draw:g>
              </table:table-cell>
              <table:table-cell office:value-type="float" office:value="0.063">
                <text:p>0.063</text:p>
                <draw:g>
                  <svg:desc>Sheet1.E28:Sheet1.E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">
                <text:p>3000</text:p>
              </table:table-cell>
              <table:table-cell office:value-type="float" office:value="0.058">
                <text:p>0.058</text:p>
              </table:table-cell>
              <table:table-cell office:value-type="float" office:value="0.076">
                <text:p>0.076</text:p>
              </table:table-cell>
              <table:table-cell office:value-type="float" office:value="0.073">
                <text:p>0.073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0.078">
                <text:p>0.078</text:p>
              </table:table-cell>
              <table:table-cell office:value-type="float" office:value="0.157">
                <text:p>0.157</text:p>
              </table:table-cell>
              <table:table-cell office:value-type="float" office:value="0.191">
                <text:p>0.191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0">
                <text:p>7000</text:p>
              </table:table-cell>
              <table:table-cell office:value-type="float" office:value="0.112">
                <text:p>0.112</text:p>
              </table:table-cell>
              <table:table-cell office:value-type="float" office:value="0.185">
                <text:p>0.185</text:p>
              </table:table-cell>
              <table:table-cell office:value-type="float" office:value="0.188">
                <text:p>0.188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00">
                <text:p>9000</text:p>
              </table:table-cell>
              <table:table-cell office:value-type="float" office:value="0.157">
                <text:p>0.157</text:p>
              </table:table-cell>
              <table:table-cell office:value-type="float" office:value="0.257">
                <text:p>0.257</text:p>
              </table:table-cell>
              <table:table-cell office:value-type="float" office:value="0.202">
                <text:p>0.202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00">
                <text:p>11000</text:p>
              </table:table-cell>
              <table:table-cell office:value-type="float" office:value="0.156">
                <text:p>0.156</text:p>
              </table:table-cell>
              <table:table-cell office:value-type="float" office:value="0.291">
                <text:p>0.291</text:p>
              </table:table-cell>
              <table:table-cell office:value-type="float" office:value="0.259">
                <text:p>0.259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00">
                <text:p>13000</text:p>
              </table:table-cell>
              <table:table-cell office:value-type="float" office:value="0.209">
                <text:p>0.209</text:p>
              </table:table-cell>
              <table:table-cell office:value-type="float" office:value="0.339">
                <text:p>0.339</text:p>
              </table:table-cell>
              <table:table-cell office:value-type="float" office:value="0.278">
                <text:p>0.278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0">
                <text:p>15000</text:p>
              </table:table-cell>
              <table:table-cell office:value-type="float" office:value="0.221">
                <text:p>0.221</text:p>
              </table:table-cell>
              <table:table-cell office:value-type="float" office:value="0.384">
                <text:p>0.384</text:p>
              </table:table-cell>
              <table:table-cell office:value-type="float" office:value="0.343">
                <text:p>0.343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000">
                <text:p>17000</text:p>
              </table:table-cell>
              <table:table-cell office:value-type="float" office:value="0.23">
                <text:p>0.23</text:p>
              </table:table-cell>
              <table:table-cell office:value-type="float" office:value="0.443">
                <text:p>0.443</text:p>
              </table:table-cell>
              <table:table-cell office:value-type="float" office:value="0.949">
                <text:p>0.949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00">
                <text:p>19000</text:p>
              </table:table-cell>
              <table:table-cell office:value-type="float" office:value="0.274">
                <text:p>0.274</text:p>
              </table:table-cell>
              <table:table-cell office:value-type="float" office:value="0.51">
                <text:p>0.51</text:p>
              </table:table-cell>
              <table:table-cell office:value-type="float" office:value="0.975">
                <text:p>0.975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0.275">
                <text:p>0.275</text:p>
              </table:table-cell>
              <table:table-cell office:value-type="float" office:value="0.529">
                <text:p>0.529</text:p>
              </table:table-cell>
              <table:table-cell office:value-type="float" office:value="1.115">
                <text:p>1.115</text:p>
              </table:table-cell>
              <table:table-cell office:value-type="float" office:value="0.069">
                <text:p>0.0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